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537" officeooo:paragraph-rsid="00019537"/>
    </style:style>
    <style:style style:name="P2" style:family="paragraph" style:parent-style-name="Standard">
      <style:text-properties fo:font-size="12pt" fo:font-weight="normal" officeooo:rsid="00019537" officeooo:paragraph-rsid="0001953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19537" officeooo:paragraph-rsid="0001953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33833" officeooo:paragraph-rsid="0003383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19537" officeooo:paragraph-rsid="0001953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9537" officeooo:paragraph-rsid="0001953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03360e" officeooo:paragraph-rsid="0003360e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3360e" officeooo:paragraph-rsid="0003360e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33833" officeooo:paragraph-rsid="00033833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33833" officeooo:paragraph-rsid="00033833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bold" officeooo:rsid="0003360e" officeooo:paragraph-rsid="0003360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bold" officeooo:rsid="00033833" officeooo:paragraph-rsid="0003383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33833" officeooo:paragraph-rsid="00033833" style:font-size-asian="13pt" style:font-weight-asian="normal" style:font-size-complex="13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9"/><text:span text:style-name="T1">RESUME LETTER</text:span></text:p>
      <text:p text:style-name="P1"><text:span text:style-name="T1"/></text:p>
      <text:p text:style-name="P2"/>
      <text:p text:style-name="P2">AMALENDU KM</text:p>
      <text:p text:style-name="P2"/>
      <text:p text:style-name="P2">Email Id: <text:a xlink:type="simple" xlink:href="mailto:amalendukm1999@gmail.com" text:style-name="Internet_20_link" text:visited-style-name="Visited_20_Internet_20_Link">amalendukm1999@gmail.com</text:a></text:p>
      <text:p text:style-name="P2"/>
      <text:p text:style-name="P2">Mob No: 8281858988</text:p>
      <text:p text:style-name="P2"/>
      <text:p text:style-name="P2">Address : Kalappatt (H)</text:p>
      <text:p text:style-name="P2"/>
      <text:p text:style-name="P2">P.O Chakkarappadam,Perinjanam</text:p>
      <text:p text:style-name="P4">Thrissur, Kerala</text:p>
      <text:p text:style-name="P3"/>
      <text:p text:style-name="P3"/>
      <text:p text:style-name="P8"/>
      <text:p text:style-name="P8">Academic History</text:p>
      <text:p text:style-name="P8"/>
      <text:p text:style-name="P11">. <text:span text:style-name="T3">Graduated in Bsc Computer Science</text:span></text:p>
      <text:p text:style-name="P11"><text:span text:style-name="T3"><text:s text:c="2"/>Student’s PG Center,Irinjalakkuda (Bharathiyar University)</text:span></text:p>
      <text:p text:style-name="P11"><text:span text:style-name="T3"><text:s text:c="2"/>percentage: 60% </text:span></text:p>
      <text:p text:style-name="P11"><text:span text:style-name="T3"/></text:p>
      <text:p text:style-name="P11"><text:span text:style-name="T3">. Higher Secondary Education</text:span></text:p>
      <text:p text:style-name="P11"><text:span text:style-name="T3"><text:s text:c="2"/>Govt. Girls HSS Kodungallur</text:span></text:p>
      <text:p text:style-name="P11"><text:span text:style-name="T3"><text:s text:c="2"/>Percentage: 60%</text:span></text:p>
      <text:p text:style-name="P11"><text:span text:style-name="T3"/></text:p>
      <text:p text:style-name="P11"><text:span text:style-name="T3">. SSLC </text:span></text:p>
      <text:p text:style-name="P11"><text:span text:style-name="T3"><text:s text:c="2"/>St.Joseph’s HSS Mathilakam</text:span></text:p>
      <text:p text:style-name="P11"><text:span text:style-name="T3"><text:s text:c="2"/>Percentage: 85%</text:span></text:p>
      <text:p text:style-name="P11"><text:span text:style-name="T3"/></text:p>
      <text:p text:style-name="P9"><text:span text:style-name="T2">TECHNICAL SKILLS</text:span></text:p>
      <text:p text:style-name="P9"><text:span text:style-name="T2"/></text:p>
      <text:p text:style-name="P9"><text:span text:style-name="T2">.</text:span><text:span text:style-name="T3">Programming languages: c,c++,java,</text:span></text:p>
      <text:p text:style-name="P9"><text:span text:style-name="T3"/></text:p>
      <text:p text:style-name="P9"><text:span text:style-name="T3"/></text:p>
      <text:p text:style-name="P9"><text:span text:style-name="T2">Languages Known</text:span></text:p>
      <text:p text:style-name="P9"><text:span text:style-name="T2"/></text:p>
      <text:p text:style-name="P10"><text:span text:style-name="T2">. Malayalam,English,Hindi</text:span></text:p>
      <text:p text:style-name="P10"><text:span text:style-name="T2"/></text:p>
      <text:p text:style-name="P9"><text:span text:style-name="T2">Personal Details</text:span></text:p>
      <text:p text:style-name="P9"><text:span text:style-name="T2"/></text:p>
      <text:p text:style-name="P13"><text:span text:style-name="T2">Name : Amalendu km</text:span></text:p>
      <text:p text:style-name="P13"><text:span text:style-name="T2">Father’s Name :Muraleedharan</text:span></text:p>
      <text:p text:style-name="P13"><text:span text:style-name="T2">Mother’s Name: Bindu</text:span></text:p>
      <text:p text:style-name="P13"><text:span text:style-name="T2">Date of Birth : 23/12/199</text:span></text:p>
      <text:p text:style-name="P13"><text:span text:style-name="T2"/></text:p>
      <text:p text:style-name="P13"><text:span text:style-name="T2"/></text:p>
      <text:p text:style-name="P12"><text:span text:style-name="T2"/></text:p>
      <text:p text:style-name="P11"><text:span text:style-name="T3"/></text:p>
      <text:p text:style-name="P6"/>
      <text:p text:style-name="P7"/>
      <text:p text:style-name="P5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15:53.145944702</meta:creation-date>
    <dc:date>2021-11-25T17:44:52.676724158</dc:date>
    <meta:editing-duration>PT7M29S</meta:editing-duration>
    <meta:editing-cycles>1</meta:editing-cycles>
    <meta:document-statistic meta:table-count="0" meta:image-count="0" meta:object-count="0" meta:page-count="2" meta:paragraph-count="26" meta:word-count="76" meta:character-count="656" meta:non-whitespace-character-count="533"/>
    <meta:generator>LibreOffice/5.1.6.2$Linux_X86_64 LibreOffice_project/10m0$Build-2</meta:generator>
  </office:meta>
</office:document-meta>
</file>